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37mm"/>
    </style:style>
    <style:style style:name="co4" style:family="table-column">
      <style:table-column-properties fo:break-before="auto" style:column-width="17.71mm"/>
    </style:style>
    <style:style style:name="co5" style:family="table-column">
      <style:table-column-properties fo:break-before="auto" style:column-width="17.94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16.39mm"/>
    </style:style>
    <style:style style:name="co9" style:family="table-column">
      <style:table-column-properties fo:break-before="auto" style:column-width="18.61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8.38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6.16mm"/>
    </style:style>
    <style:style style:name="co14" style:family="table-column">
      <style:table-column-properties fo:break-before="auto" style:column-width="20.6mm"/>
    </style:style>
    <style:style style:name="co15" style:family="table-column">
      <style:table-column-properties fo:break-before="auto" style:column-width="15.5mm"/>
    </style:style>
    <style:style style:name="co16" style:family="table-column">
      <style:table-column-properties fo:break-before="auto" style:column-width="19.93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28mm"/>
    </style:style>
    <style:style style:name="co20" style:family="table-column">
      <style:table-column-properties fo:break-before="auto" style:column-width="13.07mm"/>
    </style:style>
    <style:style style:name="co21" style:family="table-column">
      <style:table-column-properties fo:break-before="auto" style:column-width="25.03mm"/>
    </style:style>
    <style:style style:name="co22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6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6" table:default-cell-style-name="ce19"/>
        <table:table-column table:style-name="co8" table:default-cell-style-name="ce19"/>
        <table:table-column table:style-name="co9" table:default-cell-style-name="ce19"/>
        <table:table-column table:style-name="co10" table:number-columns-repeated="2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0" table:default-cell-style-name="ce19"/>
        <table:table-column table:style-name="co14" table:default-cell-style-name="ce19"/>
        <table:table-column table:style-name="co15" table:default-cell-style-name="ce19"/>
        <table:table-column table:style-name="co16" table:default-cell-style-name="ce19"/>
        <table:table-column table:style-name="co4" table:number-columns-repeated="3" table:default-cell-style-name="ce19"/>
        <table:table-column table:style-name="co6" table:default-cell-style-name="ce19"/>
        <table:table-column table:style-name="co17" table:default-cell-style-name="ce19"/>
        <table:table-column table:style-name="co10" table:default-cell-style-name="ce19"/>
        <table:table-column table:style-name="co18" table:default-cell-style-name="ce19"/>
        <table:table-column table:style-name="co17" table:number-columns-repeated="2" table:default-cell-style-name="ce19"/>
        <table:table-column table:style-name="co19" table:default-cell-style-name="ce19"/>
        <table:table-column table:style-name="co20" table:default-cell-style-name="ce19"/>
        <table:table-column table:style-name="co21" table:default-cell-style-name="ce19"/>
        <table:table-column table:style-name="co22" table:number-columns-repeated="226" table:default-cell-style-name="ce19"/>
        <table:table-column table:style-name="co2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表六 <text:s/>各縣市遷入人數、遷出人數及淨遷徙人數按性別分</text:p>
            </table:table-cell>
            <table:covered-table-cell table:style-name="ce20"/>
            <table:covered-table-cell table:number-columns-repeated="28" table:style-name="ce31"/>
            <table:covered-table-cell table:style-name="ce20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11"/>
            <table:table-cell table:style-name="ce48" office:value-type="string" calcext:value-type="string" table:number-columns-spanned="7" table:number-rows-spanned="1">
              <text:p>中 華 民 國 99 年 12 月 份</text:p>
            </table:table-cell>
            <table:covered-table-cell table:number-columns-repeated="6" table:style-name="ce49"/>
            <table:table-cell table:style-name="ce51" table:number-columns-repeated="2"/>
            <table:table-cell table:style-name="ce31" table:number-columns-repeated="8"/>
            <table:table-cell table:style-name="ce55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50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4"/>
            <table:table-cell table:style-name="ce56" office:value-type="string" calcext:value-type="string" table:number-columns-spanned="1" table:number-rows-spanned="3">
              <text:p>淨<text:span text:style-name="T3"> </text:span></text:p>
              <text:p><text:span text:style-name="T1">遷</text:span></text:p>
              <text:p><text:span text:style-name="T1">徙</text:span><text:span text:style-name="T4"> </text:span></text:p>
              <text:p><text:span text:style-name="T1">人</text:span><text:span text:style-name="T4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7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7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7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7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8" office:value-type="string" calcext:value-type="string">
              <text:p>(<text:span text:style-name="T5">遷入</text:span><text:span text:style-name="T4">-</text:span><text:span text:style-name="T6">遷出</text:span><text:span text:style-name="T4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3638" calcext:value-type="float">
            <text:p><text:s text:c="3"/>103,638</text:p>
          </table:table-cell>
          <table:table-cell table:style-name="ce36" office:value-type="float" office:value="4211" calcext:value-type="float">
            <text:p><text:s text:c="3"/>4,211</text:p>
          </table:table-cell>
          <table:table-cell table:style-name="ce36" office:value-type="float" office:value="10383" calcext:value-type="float">
            <text:p><text:s text:c="3"/>10,383</text:p>
          </table:table-cell>
          <table:table-cell table:style-name="ce36" office:value-type="float" office:value="7485" calcext:value-type="float">
            <text:p><text:s text:c="3"/>7,485</text:p>
          </table:table-cell>
          <table:table-cell table:style-name="ce36" office:value-type="float" office:value="3673" calcext:value-type="float">
            <text:p><text:s text:c="3"/>3,673</text:p>
          </table:table-cell>
          <table:table-cell table:style-name="ce36" office:value-type="float" office:value="2185" calcext:value-type="float">
            <text:p><text:s text:c="3"/>2,185</text:p>
          </table:table-cell>
          <table:table-cell table:style-name="ce36" office:value-type="float" office:value="3385" calcext:value-type="float">
            <text:p><text:s text:c="3"/>3,385</text:p>
          </table:table-cell>
          <table:table-cell table:style-name="ce36" office:value-type="float" office:value="11212" calcext:value-type="float">
            <text:p><text:s text:c="3"/>11,212</text:p>
          </table:table-cell>
          <table:table-cell table:style-name="ce36" office:value-type="float" office:value="267" calcext:value-type="float">
            <text:p><text:s text:c="3"/>267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74" calcext:value-type="float">
            <text:p><text:s text:c="3"/>6,374</text:p>
          </table:table-cell>
          <table:table-cell table:style-name="ce36" office:value-type="float" office:value="52151" calcext:value-type="float">
            <text:p><text:s text:c="3"/>52,151</text:p>
          </table:table-cell>
          <table:table-cell table:style-name="ce36" office:value-type="float" office:value="2307" calcext:value-type="float">
            <text:p><text:s text:c="3"/>2,30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01021" calcext:value-type="float">
            <text:p><text:s text:c="3"/>101,021</text:p>
          </table:table-cell>
          <table:table-cell table:style-name="ce36" office:value-type="float" office:value="3859" calcext:value-type="float">
            <text:p><text:s text:c="3"/>3,859</text:p>
          </table:table-cell>
          <table:table-cell table:style-name="ce36" office:value-type="float" office:value="10076" calcext:value-type="float">
            <text:p><text:s text:c="3"/>10,076</text:p>
          </table:table-cell>
          <table:table-cell table:style-name="ce36" office:value-type="float" office:value="9625" calcext:value-type="float">
            <text:p><text:s text:c="3"/>9,625</text:p>
          </table:table-cell>
          <table:table-cell table:style-name="ce36" office:value-type="float" office:value="3658" calcext:value-type="float">
            <text:p><text:s text:c="3"/>3,658</text:p>
          </table:table-cell>
          <table:table-cell table:style-name="ce36" office:value-type="float" office:value="2065" calcext:value-type="float">
            <text:p><text:s text:c="3"/>2,065</text:p>
          </table:table-cell>
          <table:table-cell table:style-name="ce36" office:value-type="float" office:value="2888" calcext:value-type="float">
            <text:p><text:s text:c="3"/>2,888</text:p>
          </table:table-cell>
          <table:table-cell table:style-name="ce36" office:value-type="float" office:value="9700" calcext:value-type="float">
            <text:p><text:s text:c="3"/>9,700</text:p>
          </table:table-cell>
          <table:table-cell table:style-name="ce36" office:value-type="float" office:value="574" calcext:value-type="float">
            <text:p><text:s text:c="3"/>574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6374" calcext:value-type="float">
            <text:p><text:s text:c="3"/>6,374</text:p>
          </table:table-cell>
          <table:table-cell table:style-name="ce36" office:value-type="float" office:value="52148" calcext:value-type="float">
            <text:p><text:s text:c="3"/>52,148</text:p>
          </table:table-cell>
          <table:table-cell table:style-name="ce36" office:value-type="float" office:value="25" calcext:value-type="float">
            <text:p><text:s text:c="3"/>25</text:p>
          </table:table-cell>
          <table:table-cell table:style-name="ce36" office:value-type="float" office:value="29" calcext:value-type="float">
            <text:p><text:s text:c="3"/>29</text:p>
          </table:table-cell>
          <table:table-cell table:style-name="ce59" office:value-type="float" office:value="2617" calcext:value-type="float">
            <text:p>2,617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5909" calcext:value-type="float">
            <text:p><text:s text:c="3"/>45,909</text:p>
          </table:table-cell>
          <table:table-cell table:style-name="ce36" office:value-type="float" office:value="1939" calcext:value-type="float">
            <text:p><text:s text:c="3"/>1,939</text:p>
          </table:table-cell>
          <table:table-cell table:style-name="ce36" office:value-type="float" office:value="4905" calcext:value-type="float">
            <text:p><text:s text:c="3"/>4,905</text:p>
          </table:table-cell>
          <table:table-cell table:style-name="ce36" office:value-type="float" office:value="3502" calcext:value-type="float">
            <text:p><text:s text:c="3"/>3,502</text:p>
          </table:table-cell>
          <table:table-cell table:style-name="ce36" office:value-type="float" office:value="1652" calcext:value-type="float">
            <text:p><text:s text:c="3"/>1,652</text:p>
          </table:table-cell>
          <table:table-cell table:style-name="ce36" office:value-type="float" office:value="954" calcext:value-type="float">
            <text:p><text:s text:c="3"/>954</text:p>
          </table:table-cell>
          <table:table-cell table:style-name="ce36" office:value-type="float" office:value="1498" calcext:value-type="float">
            <text:p><text:s text:c="3"/>1,498</text:p>
          </table:table-cell>
          <table:table-cell table:style-name="ce36" office:value-type="float" office:value="4978" calcext:value-type="float">
            <text:p><text:s text:c="3"/>4,978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798" calcext:value-type="float">
            <text:p><text:s text:c="3"/>2,798</text:p>
          </table:table-cell>
          <table:table-cell table:style-name="ce36" office:value-type="float" office:value="23100" calcext:value-type="float">
            <text:p><text:s text:c="3"/>23,100</text:p>
          </table:table-cell>
          <table:table-cell table:style-name="ce36" office:value-type="float" office:value="421" calcext:value-type="float">
            <text:p><text:s text:c="3"/>421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5332" calcext:value-type="float">
            <text:p><text:s text:c="3"/>45,332</text:p>
          </table:table-cell>
          <table:table-cell table:style-name="ce36" office:value-type="float" office:value="1766" calcext:value-type="float">
            <text:p><text:s text:c="3"/>1,766</text:p>
          </table:table-cell>
          <table:table-cell table:style-name="ce36" office:value-type="float" office:value="4616" calcext:value-type="float">
            <text:p><text:s text:c="3"/>4,616</text:p>
          </table:table-cell>
          <table:table-cell table:style-name="ce36" office:value-type="float" office:value="4414" calcext:value-type="float">
            <text:p><text:s text:c="3"/>4,414</text:p>
          </table:table-cell>
          <table:table-cell table:style-name="ce36" office:value-type="float" office:value="1524" calcext:value-type="float">
            <text:p><text:s text:c="3"/>1,524</text:p>
          </table:table-cell>
          <table:table-cell table:style-name="ce36" office:value-type="float" office:value="924" calcext:value-type="float">
            <text:p><text:s text:c="3"/>924</text:p>
          </table:table-cell>
          <table:table-cell table:style-name="ce36" office:value-type="float" office:value="1278" calcext:value-type="float">
            <text:p><text:s text:c="3"/>1,278</text:p>
          </table:table-cell>
          <table:table-cell table:style-name="ce36" office:value-type="float" office:value="4604" calcext:value-type="float">
            <text:p><text:s text:c="3"/>4,604</text:p>
          </table:table-cell>
          <table:table-cell table:style-name="ce36" office:value-type="float" office:value="284" calcext:value-type="float">
            <text:p><text:s text:c="3"/>284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2798" calcext:value-type="float">
            <text:p><text:s text:c="3"/>2,798</text:p>
          </table:table-cell>
          <table:table-cell table:style-name="ce36" office:value-type="float" office:value="23098" calcext:value-type="float">
            <text:p><text:s text:c="3"/>23,098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60" office:value-type="float" office:value="577" calcext:value-type="float">
            <text:p>577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7729" calcext:value-type="float">
            <text:p><text:s text:c="3"/>57,729</text:p>
          </table:table-cell>
          <table:table-cell table:style-name="ce37" office:value-type="float" office:value="2272" calcext:value-type="float">
            <text:p><text:s text:c="3"/>2,272</text:p>
          </table:table-cell>
          <table:table-cell table:style-name="ce37" office:value-type="float" office:value="5478" calcext:value-type="float">
            <text:p><text:s text:c="3"/>5,478</text:p>
          </table:table-cell>
          <table:table-cell table:style-name="ce37" office:value-type="float" office:value="3983" calcext:value-type="float">
            <text:p><text:s text:c="3"/>3,983</text:p>
          </table:table-cell>
          <table:table-cell table:style-name="ce37" office:value-type="float" office:value="2021" calcext:value-type="float">
            <text:p><text:s text:c="3"/>2,021</text:p>
          </table:table-cell>
          <table:table-cell table:style-name="ce37" office:value-type="float" office:value="1231" calcext:value-type="float">
            <text:p><text:s text:c="3"/>1,231</text:p>
          </table:table-cell>
          <table:table-cell table:style-name="ce37" office:value-type="float" office:value="1887" calcext:value-type="float">
            <text:p><text:s text:c="3"/>1,887</text:p>
          </table:table-cell>
          <table:table-cell table:style-name="ce37" office:value-type="float" office:value="6234" calcext:value-type="float">
            <text:p><text:s text:c="3"/>6,234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29051" calcext:value-type="float">
            <text:p><text:s text:c="3"/>29,051</text:p>
          </table:table-cell>
          <table:table-cell table:style-name="ce37" office:value-type="float" office:value="1886" calcext:value-type="float">
            <text:p><text:s text:c="3"/>1,88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5689" calcext:value-type="float">
            <text:p><text:s text:c="3"/>55,689</text:p>
          </table:table-cell>
          <table:table-cell table:style-name="ce37" office:value-type="float" office:value="2093" calcext:value-type="float">
            <text:p><text:s text:c="3"/>2,093</text:p>
          </table:table-cell>
          <table:table-cell table:style-name="ce37" office:value-type="float" office:value="5460" calcext:value-type="float">
            <text:p><text:s text:c="3"/>5,460</text:p>
          </table:table-cell>
          <table:table-cell table:style-name="ce37" office:value-type="float" office:value="5211" calcext:value-type="float">
            <text:p><text:s text:c="3"/>5,211</text:p>
          </table:table-cell>
          <table:table-cell table:style-name="ce37" office:value-type="float" office:value="2134" calcext:value-type="float">
            <text:p><text:s text:c="3"/>2,134</text:p>
          </table:table-cell>
          <table:table-cell table:style-name="ce37" office:value-type="float" office:value="1141" calcext:value-type="float">
            <text:p><text:s text:c="3"/>1,141</text:p>
          </table:table-cell>
          <table:table-cell table:style-name="ce37" office:value-type="float" office:value="1610" calcext:value-type="float">
            <text:p><text:s text:c="3"/>1,610</text:p>
          </table:table-cell>
          <table:table-cell table:style-name="ce37" office:value-type="float" office:value="5096" calcext:value-type="float">
            <text:p><text:s text:c="3"/>5,096</text:p>
          </table:table-cell>
          <table:table-cell table:style-name="ce37" office:value-type="float" office:value="290" calcext:value-type="float">
            <text:p><text:s text:c="3"/>290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3576" calcext:value-type="float">
            <text:p><text:s text:c="3"/>3,576</text:p>
          </table:table-cell>
          <table:table-cell table:style-name="ce37" office:value-type="float" office:value="29050" calcext:value-type="float">
            <text:p><text:s text:c="3"/>29,050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61" office:value-type="float" office:value="2040" calcext:value-type="float">
            <text:p>2,040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9669" calcext:value-type="float">
            <text:p>19,669</text:p>
          </table:table-cell>
          <table:table-cell table:style-name="ce38" office:value-type="float" office:value="830" calcext:value-type="float">
            <text:p>8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90" calcext:value-type="float">
            <text:p>5,190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3628" calcext:value-type="float">
            <text:p>3,628</text:p>
          </table:table-cell>
          <table:table-cell table:style-name="ce38" office:value-type="float" office:value="75" calcext:value-type="float">
            <text:p>7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326" calcext:value-type="float">
            <text:p>8,326</text:p>
          </table:table-cell>
          <table:table-cell table:style-name="ce38" office:value-type="float" office:value="436" calcext:value-type="float">
            <text:p>43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9545" calcext:value-type="float">
            <text:p>19,545</text:p>
          </table:table-cell>
          <table:table-cell table:style-name="ce38" office:value-type="float" office:value="824" calcext:value-type="float">
            <text:p>82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876" calcext:value-type="float">
            <text:p>5,876</text:p>
          </table:table-cell>
          <table:table-cell table:style-name="ce38" office:value-type="float" office:value="389" calcext:value-type="float">
            <text:p>389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3457" calcext:value-type="float">
            <text:p>3,457</text:p>
          </table:table-cell>
          <table:table-cell table:style-name="ce38" office:value-type="float" office:value="189" calcext:value-type="float">
            <text:p>18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326" calcext:value-type="float">
            <text:p>8,326</text:p>
          </table:table-cell>
          <table:table-cell table:number-columns-repeated="2" table:style-name="ce38" office:value-type="float" office:value="7" calcext:value-type="float">
            <text:p>7</text:p>
          </table:table-cell>
          <table:table-cell table:style-name="ce62" office:value-type="float" office:value="124" calcext:value-type="float">
            <text:p>124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770" calcext:value-type="float">
            <text:p>8,770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08" calcext:value-type="float">
            <text:p>2,408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661" calcext:value-type="float">
            <text:p>1,661</text:p>
          </table:table-cell>
          <table:table-cell table:style-name="ce39" office:value-type="float" office:value="42" calcext:value-type="float">
            <text:p>4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82" calcext:value-type="float">
            <text:p>3,682</text:p>
          </table:table-cell>
          <table:table-cell table:style-name="ce39" office:value-type="float" office:value="86" calcext:value-type="float">
            <text:p>86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8964" calcext:value-type="float">
            <text:p>8,964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11" calcext:value-type="float">
            <text:p>2,711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712" calcext:value-type="float">
            <text:p>1,712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682" calcext:value-type="float">
            <text:p>3,68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 table:style-name="ce63" office:value-type="float" office:value="-194" calcext:value-type="float">
            <text:p><text:s text:c="7"/>－194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899" calcext:value-type="float">
            <text:p>10,899</text:p>
          </table:table-cell>
          <table:table-cell table:style-name="ce40" office:value-type="float" office:value="444" calcext:value-type="float">
            <text:p>4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82" calcext:value-type="float">
            <text:p>2,782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1967" calcext:value-type="float">
            <text:p>1,967</text:p>
          </table:table-cell>
          <table:table-cell table:style-name="ce40" office:value-type="float" office:value="33" calcext:value-type="float">
            <text:p>3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44" calcext:value-type="float">
            <text:p>4,644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581" calcext:value-type="float">
            <text:p>10,581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745" calcext:value-type="float">
            <text:p>1,745</text:p>
          </table:table-cell>
          <table:table-cell table:style-name="ce40" office:value-type="float" office:value="95" calcext:value-type="float">
            <text:p>9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44" calcext:value-type="float">
            <text:p>4,644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64" office:value-type="float" office:value="318" calcext:value-type="float">
            <text:p>318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7968" calcext:value-type="float">
            <text:p>17,968</text:p>
          </table:table-cell>
          <table:table-cell table:style-name="ce38" office:value-type="float" office:value="1559" calcext:value-type="float">
            <text:p>1,559</text:p>
          </table:table-cell>
          <table:table-cell table:style-name="ce38" office:value-type="float" office:value="5876" calcext:value-type="float">
            <text:p>5,8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2597" calcext:value-type="float">
            <text:p>2,597</text:p>
          </table:table-cell>
          <table:table-cell table:style-name="ce38" office:value-type="float" office:value="44" calcext:value-type="float">
            <text:p>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404" calcext:value-type="float">
            <text:p>6,404</text:p>
          </table:table-cell>
          <table:table-cell table:style-name="ce38" office:value-type="float" office:value="379" calcext:value-type="float">
            <text:p>37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5375" calcext:value-type="float">
            <text:p>15,375</text:p>
          </table:table-cell>
          <table:table-cell table:style-name="ce38" office:value-type="float" office:value="1474" calcext:value-type="float">
            <text:p>1,474</text:p>
          </table:table-cell>
          <table:table-cell table:style-name="ce38" office:value-type="float" office:value="5190" calcext:value-type="float">
            <text:p>5,1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1620" calcext:value-type="float">
            <text:p>1,620</text:p>
          </table:table-cell>
          <table:table-cell table:style-name="ce38" office:value-type="float" office:value="70" calcext:value-type="float">
            <text:p>7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403" calcext:value-type="float">
            <text:p>6,403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0" calcext:value-type="float">
            <text:p>-</text:p>
          </table:table-cell>
          <table:table-cell table:style-name="ce62" office:value-type="float" office:value="2593" calcext:value-type="float">
            <text:p>2,593</text:p>
          </table:table-cell>
          <table:table-cell table:style-name="ce70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134" calcext:value-type="float">
            <text:p>8,134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2711" calcext:value-type="float">
            <text:p>2,7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190" calcext:value-type="float">
            <text:p>1,190</text:p>
          </table:table-cell>
          <table:table-cell table:style-name="ce39" office:value-type="float" office:value="23" calcext:value-type="float">
            <text:p>2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05" calcext:value-type="float">
            <text:p>2,905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7044" calcext:value-type="float">
            <text:p>7,044</text:p>
          </table:table-cell>
          <table:table-cell table:style-name="ce39" office:value-type="float" office:value="634" calcext:value-type="float">
            <text:p>634</text:p>
          </table:table-cell>
          <table:table-cell table:style-name="ce39" office:value-type="float" office:value="2409" calcext:value-type="float">
            <text:p>2,4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785" calcext:value-type="float">
            <text:p>785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904" calcext:value-type="float">
            <text:p>2,904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0" calcext:value-type="float">
            <text:p>-</text:p>
          </table:table-cell>
          <table:table-cell table:style-name="ce63" office:value-type="float" office:value="1090" calcext:value-type="float">
            <text:p>1,090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9834" calcext:value-type="float">
            <text:p>9,834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245" calcext:value-type="float">
            <text:p>24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331" calcext:value-type="float">
            <text:p>8,331</text:p>
          </table:table-cell>
          <table:table-cell table:style-name="ce40" office:value-type="float" office:value="840" calcext:value-type="float">
            <text:p>840</text:p>
          </table:table-cell>
          <table:table-cell table:style-name="ce40" office:value-type="float" office:value="2781" calcext:value-type="float">
            <text:p>2,78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42" calcext:value-type="float">
            <text:p>4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99" calcext:value-type="float">
            <text:p>3,49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0" calcext:value-type="float">
            <text:p>-</text:p>
          </table:table-cell>
          <table:table-cell table:style-name="ce64" office:value-type="float" office:value="1503" calcext:value-type="float">
            <text:p>1,503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967" calcext:value-type="float">
            <text:p>12,967</text:p>
          </table:table-cell>
          <table:table-cell table:style-name="ce38" office:value-type="float" office:value="353" calcext:value-type="float">
            <text:p>353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277" calcext:value-type="float">
            <text:p>27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35" calcext:value-type="float">
            <text:p>3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38" calcext:value-type="float">
            <text:p>8,738</text:p>
          </table:table-cell>
          <table:table-cell table:style-name="ce38" office:value-type="float" office:value="217" calcext:value-type="float">
            <text:p>2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2732" calcext:value-type="float">
            <text:p>12,732</text:p>
          </table:table-cell>
          <table:table-cell table:style-name="ce38" office:value-type="float" office:value="308" calcext:value-type="float">
            <text:p>308</text:p>
          </table:table-cell>
          <table:table-cell table:style-name="ce38" office:value-type="float" office:value="443" calcext:value-type="float">
            <text:p>443</text:p>
          </table:table-cell>
          <table:table-cell table:style-name="ce38" office:value-type="float" office:value="484" calcext:value-type="float">
            <text:p>48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2267" calcext:value-type="float">
            <text:p>2,267</text:p>
          </table:table-cell>
          <table:table-cell table:style-name="ce38" office:value-type="float" office:value="61" calcext:value-type="float">
            <text:p>6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737" calcext:value-type="float">
            <text:p>8,73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" calcext:value-type="float">
            <text:p>14</text:p>
          </table:table-cell>
          <table:table-cell table:style-name="ce65" office:value-type="float" office:value="235" calcext:value-type="float">
            <text:p>235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556" calcext:value-type="float">
            <text:p>5,556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71" calcext:value-type="float">
            <text:p>171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49" calcext:value-type="float">
            <text:p>4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626" calcext:value-type="float">
            <text:p>5,626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84" calcext:value-type="float">
            <text:p>184</text:p>
          </table:table-cell>
          <table:table-cell table:style-name="ce39" office:value-type="float" office:value="211" calcext:value-type="float">
            <text:p>2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1045" calcext:value-type="float">
            <text:p>1,045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12" calcext:value-type="float">
            <text:p>3,81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" calcext:value-type="float">
            <text:p>12</text:p>
          </table:table-cell>
          <table:table-cell table:style-name="ce66" office:value-type="float" office:value="-70" calcext:value-type="float">
            <text:p><text:s text:c="7"/>－70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411" calcext:value-type="float">
            <text:p>7,411</text:p>
          </table:table-cell>
          <table:table-cell table:style-name="ce40" office:value-type="float" office:value="184" calcext:value-type="float">
            <text:p>184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925" calcext:value-type="float">
            <text:p>4,925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106" calcext:value-type="float">
            <text:p>7,106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259" calcext:value-type="float">
            <text:p>259</text:p>
          </table:table-cell>
          <table:table-cell table:style-name="ce40" office:value-type="float" office:value="273" calcext:value-type="float">
            <text:p>27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925" calcext:value-type="float">
            <text:p>4,9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67" office:value-type="float" office:value="305" calcext:value-type="float">
            <text:p>305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498" calcext:value-type="float">
            <text:p>7,498</text:p>
          </table:table-cell>
          <table:table-cell table:style-name="ce38" office:value-type="float" office:value="194" calcext:value-type="float">
            <text:p>194</text:p>
          </table:table-cell>
          <table:table-cell table:style-name="ce38" office:value-type="float" office:value="205" calcext:value-type="float">
            <text:p>205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808" calcext:value-type="float">
            <text:p>808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07" calcext:value-type="float">
            <text:p>5,107</text:p>
          </table:table-cell>
          <table:table-cell table:style-name="ce38" office:value-type="float" office:value="132" calcext:value-type="float">
            <text:p>13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56" calcext:value-type="float">
            <text:p>7,456</text:p>
          </table:table-cell>
          <table:table-cell table:style-name="ce38" office:value-type="float" office:value="162" calcext:value-type="float">
            <text:p>162</text:p>
          </table:table-cell>
          <table:table-cell table:style-name="ce38" office:value-type="float" office:value="293" calcext:value-type="float">
            <text:p>293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216" calcext:value-type="float">
            <text:p>2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27" calcext:value-type="float">
            <text:p>627</text:p>
          </table:table-cell>
          <table:table-cell table:style-name="ce38" office:value-type="float" office:value="788" calcext:value-type="float">
            <text:p>788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107" calcext:value-type="float">
            <text:p>5,10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" calcext:value-type="float">
            <text:p>-</text:p>
          </table:table-cell>
          <table:table-cell table:style-name="ce65" office:value-type="float" office:value="42" calcext:value-type="float">
            <text:p>42</text:p>
          </table:table-cell>
          <table:table-cell table:style-name="ce70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270" calcext:value-type="float">
            <text:p>3,270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67" calcext:value-type="float">
            <text:p>67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29" calcext:value-type="float">
            <text:p>2,229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62" calcext:value-type="float">
            <text:p>3,26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124" calcext:value-type="float">
            <text:p>124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229" calcext:value-type="float">
            <text:p>2,22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6" office:value-type="float" office:value="8" calcext:value-type="float">
            <text:p>8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4228" calcext:value-type="float">
            <text:p>4,228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114" calcext:value-type="float">
            <text:p>1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194" calcext:value-type="float">
            <text:p>4,194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10" calcext:value-type="float">
            <text:p>1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878" calcext:value-type="float">
            <text:p>2,87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7" office:value-type="float" office:value="34" calcext:value-type="float">
            <text:p>34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3651" calcext:value-type="float">
            <text:p>13,651</text:p>
          </table:table-cell>
          <table:table-cell table:style-name="ce38" office:value-type="float" office:value="459" calcext:value-type="float">
            <text:p>459</text:p>
          </table:table-cell>
          <table:table-cell table:style-name="ce38" office:value-type="float" office:value="265" calcext:value-type="float">
            <text:p>265</text:p>
          </table:table-cell>
          <table:table-cell table:style-name="ce38" office:value-type="float" office:value="191" calcext:value-type="float">
            <text:p>191</text:p>
          </table:table-cell>
          <table:table-cell table:style-name="ce38" office:value-type="float" office:value="244" calcext:value-type="float">
            <text:p>244</text:p>
          </table:table-cell>
          <table:table-cell table:style-name="ce38" office:value-type="float" office:value="627" calcext:value-type="float">
            <text:p>62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542" calcext:value-type="float">
            <text:p>1,542</text:p>
          </table:table-cell>
          <table:table-cell table:style-name="ce38" office:value-type="float" office:value="21" calcext:value-type="float">
            <text:p>2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0074" calcext:value-type="float">
            <text:p>10,074</text:p>
          </table:table-cell>
          <table:table-cell table:style-name="ce38" office:value-type="float" office:value="226" calcext:value-type="float">
            <text:p>22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3848" calcext:value-type="float">
            <text:p>13,848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447" calcext:value-type="float">
            <text:p>447</text:p>
          </table:table-cell>
          <table:table-cell table:style-name="ce38" office:value-type="float" office:value="384" calcext:value-type="float">
            <text:p>384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730" calcext:value-type="float">
            <text:p>7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59" calcext:value-type="float">
            <text:p>5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0073" calcext:value-type="float">
            <text:p>10,07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65" office:value-type="float" office:value="-197" calcext:value-type="float">
            <text:p><text:s text:c="7"/>－197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6065" calcext:value-type="float">
            <text:p>6,065</text:p>
          </table:table-cell>
          <table:table-cell table:style-name="ce39" office:value-type="float" office:value="207" calcext:value-type="float">
            <text:p>207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96" calcext:value-type="float">
            <text:p>96</text:p>
          </table:table-cell>
          <table:table-cell table:style-name="ce39" office:value-type="float" office:value="286" calcext:value-type="float">
            <text:p>28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8" calcext:value-type="float">
            <text:p>688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37" calcext:value-type="float">
            <text:p>4,537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221" calcext:value-type="float">
            <text:p>6,221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196" calcext:value-type="float">
            <text:p>196</text:p>
          </table:table-cell>
          <table:table-cell table:style-name="ce39" office:value-type="float" office:value="168" calcext:value-type="float">
            <text:p>168</text:p>
          </table:table-cell>
          <table:table-cell table:style-name="ce39" office:value-type="float" office:value="110" calcext:value-type="float">
            <text:p>110</text:p>
          </table:table-cell>
          <table:table-cell table:style-name="ce39" office:value-type="float" office:value="309" calcext:value-type="float">
            <text:p>30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34" calcext:value-type="float">
            <text:p>3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4537" calcext:value-type="float">
            <text:p>4,53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6" office:value-type="float" office:value="-156" calcext:value-type="float">
            <text:p><text:s text:c="7"/>－156</text:p>
          </table:table-cell>
          <table:table-cell table:style-name="ce70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7586" calcext:value-type="float">
            <text:p>7,586</text:p>
          </table:table-cell>
          <table:table-cell table:style-name="ce40" office:value-type="float" office:value="252" calcext:value-type="float">
            <text:p>252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148" calcext:value-type="float">
            <text:p>148</text:p>
          </table:table-cell>
          <table:table-cell table:style-name="ce40" office:value-type="float" office:value="341" calcext:value-type="float">
            <text:p>34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4" calcext:value-type="float">
            <text:p>854</text:p>
          </table:table-cell>
          <table:table-cell table:style-name="ce40" office:value-type="float" office:value="7" calcext:value-type="float">
            <text:p>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537" calcext:value-type="float">
            <text:p>5,537</text:p>
          </table:table-cell>
          <table:table-cell table:style-name="ce40" office:value-type="float" office:value="186" calcext:value-type="float">
            <text:p>18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7627" calcext:value-type="float">
            <text:p>7,627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68" calcext:value-type="float">
            <text:p>168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5536" calcext:value-type="float">
            <text:p>5,536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0" calcext:value-type="float">
            <text:p>-</text:p>
          </table:table-cell>
          <table:table-cell table:style-name="ce67" office:value-type="float" office:value="-41" calcext:value-type="float">
            <text:p><text:s text:c="7"/>－41</text:p>
          </table:table-cell>
          <table:table-cell table:style-name="ce70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1170" calcext:value-type="float">
            <text:p>31,170</text:p>
          </table:table-cell>
          <table:table-cell table:style-name="ce38" office:value-type="float" office:value="810" calcext:value-type="float">
            <text:p>810</text:p>
          </table:table-cell>
          <table:table-cell table:style-name="ce38" office:value-type="float" office:value="3458" calcext:value-type="float">
            <text:p>3,458</text:p>
          </table:table-cell>
          <table:table-cell table:style-name="ce38" office:value-type="float" office:value="1620" calcext:value-type="float">
            <text:p>1,620</text:p>
          </table:table-cell>
          <table:table-cell table:style-name="ce38" office:value-type="float" office:value="2267" calcext:value-type="float">
            <text:p>2,267</text:p>
          </table:table-cell>
          <table:table-cell table:style-name="ce38" office:value-type="float" office:value="788" calcext:value-type="float">
            <text:p>788</text:p>
          </table:table-cell>
          <table:table-cell table:style-name="ce38" office:value-type="float" office:value="1487" calcext:value-type="float">
            <text:p>1,48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1" calcext:value-type="float">
            <text:p>8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73" calcext:value-type="float">
            <text:p>6,373</text:p>
          </table:table-cell>
          <table:table-cell table:style-name="ce38" office:value-type="float" office:value="13378" calcext:value-type="float">
            <text:p>13,378</text:p>
          </table:table-cell>
          <table:table-cell table:style-name="ce38" office:value-type="float" office:value="907" calcext:value-type="float">
            <text:p>90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666" calcext:value-type="float">
            <text:p>31,666</text:p>
          </table:table-cell>
          <table:table-cell table:style-name="ce38" office:value-type="float" office:value="699" calcext:value-type="float">
            <text:p>699</text:p>
          </table:table-cell>
          <table:table-cell table:style-name="ce38" office:value-type="float" office:value="3628" calcext:value-type="float">
            <text:p>3,628</text:p>
          </table:table-cell>
          <table:table-cell table:style-name="ce38" office:value-type="float" office:value="2597" calcext:value-type="float">
            <text:p>2,597</text:p>
          </table:table-cell>
          <table:table-cell table:style-name="ce38" office:value-type="float" office:value="2463" calcext:value-type="float">
            <text:p>2,463</text:p>
          </table:table-cell>
          <table:table-cell table:style-name="ce38" office:value-type="float" office:value="808" calcext:value-type="float">
            <text:p>808</text:p>
          </table:table-cell>
          <table:table-cell table:style-name="ce38" office:value-type="float" office:value="1540" calcext:value-type="float">
            <text:p>1,54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4" calcext:value-type="float">
            <text:p>17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373" calcext:value-type="float">
            <text:p>6,373</text:p>
          </table:table-cell>
          <table:table-cell table:style-name="ce38" office:value-type="float" office:value="13378" calcext:value-type="float">
            <text:p>13,37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65" office:value-type="float" office:value="-496" calcext:value-type="float">
            <text:p><text:s text:c="7"/>－496</text:p>
          </table:table-cell>
          <table:table-cell table:style-name="ce70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3765" calcext:value-type="float">
            <text:p>13,765</text:p>
          </table:table-cell>
          <table:table-cell table:style-name="ce39" office:value-type="float" office:value="395" calcext:value-type="float">
            <text:p>395</text:p>
          </table:table-cell>
          <table:table-cell table:style-name="ce39" office:value-type="float" office:value="1713" calcext:value-type="float">
            <text:p>1,713</text:p>
          </table:table-cell>
          <table:table-cell table:style-name="ce39" office:value-type="float" office:value="785" calcext:value-type="float">
            <text:p>785</text:p>
          </table:table-cell>
          <table:table-cell table:style-name="ce39" office:value-type="float" office:value="1045" calcext:value-type="float">
            <text:p>1,045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681" calcext:value-type="float">
            <text:p>6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97" calcext:value-type="float">
            <text:p>2,797</text:p>
          </table:table-cell>
          <table:table-cell table:style-name="ce39" office:value-type="float" office:value="5874" calcext:value-type="float">
            <text:p>5,874</text:p>
          </table:table-cell>
          <table:table-cell table:style-name="ce39" office:value-type="float" office:value="93" calcext:value-type="float">
            <text:p>9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3991" calcext:value-type="float">
            <text:p>13,991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1661" calcext:value-type="float">
            <text:p>1,661</text:p>
          </table:table-cell>
          <table:table-cell table:style-name="ce39" office:value-type="float" office:value="1190" calcext:value-type="float">
            <text:p>1,190</text:p>
          </table:table-cell>
          <table:table-cell table:style-name="ce39" office:value-type="float" office:value="996" calcext:value-type="float">
            <text:p>996</text:p>
          </table:table-cell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687" calcext:value-type="float">
            <text:p>6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797" calcext:value-type="float">
            <text:p>2,797</text:p>
          </table:table-cell>
          <table:table-cell table:style-name="ce39" office:value-type="float" office:value="5874" calcext:value-type="float">
            <text:p>5,8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66" office:value-type="float" office:value="-226" calcext:value-type="float">
            <text:p><text:s text:c="7"/>－226</text:p>
          </table:table-cell>
          <table:table-cell table:style-name="ce70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17405" calcext:value-type="float">
            <text:p>17,405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1745" calcext:value-type="float">
            <text:p>1,745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460" calcext:value-type="float">
            <text:p>460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76" calcext:value-type="float">
            <text:p>3,576</text:p>
          </table:table-cell>
          <table:table-cell table:style-name="ce40" office:value-type="float" office:value="7504" calcext:value-type="float">
            <text:p>7,504</text:p>
          </table:table-cell>
          <table:table-cell table:style-name="ce40" office:value-type="float" office:value="814" calcext:value-type="float">
            <text:p>81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675" calcext:value-type="float">
            <text:p>17,675</text:p>
          </table:table-cell>
          <table:table-cell table:style-name="ce40" office:value-type="float" office:value="359" calcext:value-type="float">
            <text:p>359</text:p>
          </table:table-cell>
          <table:table-cell table:style-name="ce40" office:value-type="float" office:value="1967" calcext:value-type="float">
            <text:p>1,967</text:p>
          </table:table-cell>
          <table:table-cell table:style-name="ce40" office:value-type="float" office:value="1407" calcext:value-type="float">
            <text:p>1,407</text:p>
          </table:table-cell>
          <table:table-cell table:style-name="ce40" office:value-type="float" office:value="1467" calcext:value-type="float">
            <text:p>1,467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853" calcext:value-type="float">
            <text:p>85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576" calcext:value-type="float">
            <text:p>3,576</text:p>
          </table:table-cell>
          <table:table-cell table:style-name="ce40" office:value-type="float" office:value="7504" calcext:value-type="float">
            <text:p>7,504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67" office:value-type="float" office:value="-270" calcext:value-type="float">
            <text:p><text:s text:c="7"/>－270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33" calcext:value-type="float">
            <text:p>233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997" calcext:value-type="float">
            <text:p>99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997" calcext:value-type="float">
            <text:p>99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57" calcext:value-type="float">
            <text:p><text:s text:c="7"/>－57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宜<text:span text:style-name="T1">蘭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61" calcext:value-type="float">
            <text:p>76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3" calcext:value-type="float">
            <text:p>13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8" calcext:value-type="float">
            <text:p>138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38" calcext:value-type="float">
            <text:p>43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21" calcext:value-type="float">
            <text:p><text:s text:c="7"/>－21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559" calcext:value-type="float">
            <text:p>55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5" calcext:value-type="float">
            <text:p>97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559" calcext:value-type="float">
            <text:p>55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36" calcext:value-type="float">
            <text:p><text:s text:c="7"/>－36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7996" calcext:value-type="float">
            <text:p>7,996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1449" calcext:value-type="float">
            <text:p>1,449</text:p>
          </table:table-cell>
          <table:table-cell table:style-name="ce41" office:value-type="float" office:value="599" calcext:value-type="float">
            <text:p>599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3710" calcext:value-type="float">
            <text:p>3,710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851" calcext:value-type="float">
            <text:p>7,851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1329" calcext:value-type="float">
            <text:p>1,329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137" calcext:value-type="float">
            <text:p>1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6" calcext:value-type="float">
            <text:p>1,236</text:p>
          </table:table-cell>
          <table:table-cell table:style-name="ce41" office:value-type="float" office:value="3710" calcext:value-type="float">
            <text:p>3,7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5" office:value-type="float" office:value="145" calcext:value-type="float">
            <text:p>145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桃<text:span text:style-name="T1">園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565" calcext:value-type="float">
            <text:p>3,565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705" calcext:value-type="float">
            <text:p>705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1621" calcext:value-type="float">
            <text:p>1,621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41" calcext:value-type="float">
            <text:p>3,541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580" calcext:value-type="float">
            <text:p>580</text:p>
          </table:table-cell>
          <table:table-cell table:style-name="ce42" office:value-type="float" office:value="381" calcext:value-type="float">
            <text:p>381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1621" calcext:value-type="float">
            <text:p>1,6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24" calcext:value-type="float">
            <text:p>24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431" calcext:value-type="float">
            <text:p>4,431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744" calcext:value-type="float">
            <text:p>744</text:p>
          </table:table-cell>
          <table:table-cell table:style-name="ce43" office:value-type="float" office:value="316" calcext:value-type="float">
            <text:p>316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0" calcext:value-type="float">
            <text:p>620</text:p>
          </table:table-cell>
          <table:table-cell table:style-name="ce43" office:value-type="float" office:value="2089" calcext:value-type="float">
            <text:p>2,089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10" calcext:value-type="float">
            <text:p>4,31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441" calcext:value-type="float">
            <text:p>441</text:p>
          </table:table-cell>
          <table:table-cell table:style-name="ce43" office:value-type="float" office:value="132" calcext:value-type="float">
            <text:p>132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4" calcext:value-type="float">
            <text:p>634</text:p>
          </table:table-cell>
          <table:table-cell table:style-name="ce43" office:value-type="float" office:value="2089" calcext:value-type="float">
            <text:p>2,089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7" office:value-type="float" office:value="121" calcext:value-type="float">
            <text:p>12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31" calcext:value-type="float">
            <text:p>2,031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1" calcext:value-type="float">
            <text:p>861</text:p>
          </table:table-cell>
          <table:table-cell table:style-name="ce41" office:value-type="float" office:value="662" calcext:value-type="float">
            <text:p>662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02" calcext:value-type="float">
            <text:p>1,70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662" calcext:value-type="float">
            <text:p>6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329" calcext:value-type="float">
            <text:p>329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新<text:span text:style-name="T1">竹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61" calcext:value-type="float">
            <text:p>86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0" calcext:value-type="float">
            <text:p>75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02" calcext:value-type="float">
            <text:p>302</text:p>
          </table:table-cell>
          <table:table-cell table:style-name="ce42" office:value-type="float" office:value="278" calcext:value-type="float">
            <text:p>27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11" calcext:value-type="float">
            <text:p>111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70" calcext:value-type="float">
            <text:p>1,17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89" calcext:value-type="float">
            <text:p>489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52" calcext:value-type="float">
            <text:p>95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4" calcext:value-type="float">
            <text:p>364</text:p>
          </table:table-cell>
          <table:table-cell table:style-name="ce43" office:value-type="float" office:value="384" calcext:value-type="float">
            <text:p>3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218" calcext:value-type="float">
            <text:p>218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672" calcext:value-type="float">
            <text:p>1,672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7" calcext:value-type="float">
            <text:p>447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6" calcext:value-type="float">
            <text:p>1,53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567" calcext:value-type="float">
            <text:p>56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float" office:value="136" calcext:value-type="float">
            <text:p>136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苗<text:span text:style-name="T1">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00" calcext:value-type="float">
            <text:p>70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242" calcext:value-type="float">
            <text:p>24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81" calcext:value-type="float">
            <text:p>81</text:p>
          </table:table-cell>
          <table:table-cell table:number-columns-repeated="2"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1" calcext:value-type="float">
            <text:p>171</text:p>
          </table:table-cell>
          <table:table-cell table:style-name="ce42" office:value-type="float" office:value="242" calcext:value-type="float">
            <text:p>24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44" calcext:value-type="float">
            <text:p>44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2" calcext:value-type="float">
            <text:p>97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0" calcext:value-type="float">
            <text:p>88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8" calcext:value-type="float">
            <text:p>218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7" office:value-type="float" office:value="92" calcext:value-type="float">
            <text:p>92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347" calcext:value-type="float">
            <text:p>3,347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4" calcext:value-type="float">
            <text:p>394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5" calcext:value-type="float">
            <text:p>3,68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87" calcext:value-type="float">
            <text:p>187</text:p>
          </table:table-cell>
          <table:table-cell table:style-name="ce41" office:value-type="float" office:value="694" calcext:value-type="float">
            <text:p>694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1867" calcext:value-type="float">
            <text:p>1,86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338" calcext:value-type="float">
            <text:p><text:s text:c="7"/>－338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彰<text:span text:style-name="T1">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413" calcext:value-type="float">
            <text:p>1,413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9" calcext:value-type="float">
            <text:p>159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80" calcext:value-type="float">
            <text:p>1,58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2" calcext:value-type="float">
            <text:p>202</text:p>
          </table:table-cell>
          <table:table-cell table:style-name="ce42" office:value-type="float" office:value="797" calcext:value-type="float">
            <text:p>79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167" calcext:value-type="float">
            <text:p><text:s text:c="7"/>－167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34" calcext:value-type="float">
            <text:p>1,93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80" calcext:value-type="float">
            <text:p>280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5" calcext:value-type="float">
            <text:p>235</text:p>
          </table:table-cell>
          <table:table-cell table:style-name="ce43" office:value-type="float" office:value="1070" calcext:value-type="float">
            <text:p>1,070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5" calcext:value-type="float">
            <text:p>2,10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425" calcext:value-type="float">
            <text:p>425</text:p>
          </table:table-cell>
          <table:table-cell table:number-columns-repeated="2"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8" calcext:value-type="float">
            <text:p>268</text:p>
          </table:table-cell>
          <table:table-cell table:style-name="ce43" office:value-type="float" office:value="1070" calcext:value-type="float">
            <text:p>1,0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71" calcext:value-type="float">
            <text:p><text:s text:c="7"/>－171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51" calcext:value-type="float">
            <text:p>1,251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418" calcext:value-type="float">
            <text:p>41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8" calcext:value-type="float">
            <text:p>1,44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91" calcext:value-type="float">
            <text:p>49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418" calcext:value-type="float">
            <text:p>41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197" calcext:value-type="float">
            <text:p><text:s text:c="7"/>－197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南<text:span text:style-name="T1">投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2" calcext:value-type="float">
            <text:p>562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81" calcext:value-type="float">
            <text:p>181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" calcext:value-type="float">
            <text:p>92</text:p>
          </table:table-cell>
          <table:table-cell table:style-name="ce42" office:value-type="float" office:value="191" calcext:value-type="float">
            <text:p>19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5" calcext:value-type="float">
            <text:p>61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00" calcext:value-type="float">
            <text:p>20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91" calcext:value-type="float">
            <text:p>19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53" calcext:value-type="float">
            <text:p><text:s text:c="7"/>－53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89" calcext:value-type="float">
            <text:p>68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227" calcext:value-type="float">
            <text:p>22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33" calcext:value-type="float">
            <text:p>83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" calcext:value-type="float">
            <text:p>173</text:p>
          </table:table-cell>
          <table:table-cell table:style-name="ce43" office:value-type="float" office:value="227" calcext:value-type="float">
            <text:p>22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44" calcext:value-type="float">
            <text:p><text:s text:c="7"/>－144</text:p>
          </table:table-cell>
          <table:table-cell table:style-name="ce70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35" calcext:value-type="float">
            <text:p>1,93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96" calcext:value-type="float">
            <text:p>1,99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1" calcext:value-type="float">
            <text:p>411</text:p>
          </table:table-cell>
          <table:table-cell table:style-name="ce41" office:value-type="float" office:value="699" calcext:value-type="float">
            <text:p>6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float" office:value="-61" calcext:value-type="float">
            <text:p><text:s text:c="7"/>－61</text:p>
          </table:table-cell>
          <table:table-cell table:style-name="ce70" table:number-columns-repeated="993"/>
        </table:table-row>
        <table:table-row table:style-name="ro5">
          <table:table-cell table:style-name="ce14" office:value-type="string" calcext:value-type="string">
            <text:p>雲<text:span text:style-name="T1">林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" calcext:value-type="float">
            <text:p>168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2" calcext:value-type="float">
            <text:p>85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64" calcext:value-type="float">
            <text:p>16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4" calcext:value-type="float">
            <text:p>4</text:p>
          </table:table-cell>
          <table:table-cell table:style-name="ce70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79" calcext:value-type="float">
            <text:p>1,07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31" calcext:value-type="float">
            <text:p>231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4" calcext:value-type="float">
            <text:p>1,14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170" calcext:value-type="float">
            <text:p>170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1" calcext:value-type="float">
            <text:p>251</text:p>
          </table:table-cell>
          <table:table-cell table:style-name="ce43" office:value-type="float" office:value="408" calcext:value-type="float">
            <text:p>40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65" calcext:value-type="float">
            <text:p><text:s text:c="7"/>－65</text:p>
          </table:table-cell>
          <table:table-cell table:style-name="ce70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2" table:style-name="ce41" office:value-type="float" office:value="85" calcext:value-type="float">
            <text:p>85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0" calcext:value-type="float">
            <text:p>640</text:p>
          </table:table-cell>
          <table:table-cell table:style-name="ce41" office:value-type="float" office:value="462" calcext:value-type="float">
            <text:p>46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149" calcext:value-type="float">
            <text:p><text:s text:c="7"/>－149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98" calcext:value-type="float">
            <text:p>69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08" calcext:value-type="float">
            <text:p>20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5" calcext:value-type="float">
            <text:p>755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208" calcext:value-type="float">
            <text:p>20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57" calcext:value-type="float">
            <text:p><text:s text:c="7"/>－57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81" calcext:value-type="float">
            <text:p>88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254" calcext:value-type="float">
            <text:p>254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3" calcext:value-type="float">
            <text:p>97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254" calcext:value-type="float">
            <text:p>25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92" calcext:value-type="float">
            <text:p><text:s text:c="7"/>－92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718" calcext:value-type="float">
            <text:p>2,71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1136" calcext:value-type="float">
            <text:p>1,1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5" office:value-type="float" office:value="-364" calcext:value-type="float">
            <text:p><text:s text:c="7"/>－36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屏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215" calcext:value-type="float">
            <text:p>2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64" calcext:value-type="float">
            <text:p>1,16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78" calcext:value-type="float">
            <text:p>2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493" calcext:value-type="float">
            <text:p>4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6" office:value-type="float" office:value="-156" calcext:value-type="float">
            <text:p><text:s text:c="7"/>－156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46" calcext:value-type="float">
            <text:p>1,34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01" calcext:value-type="float">
            <text:p>30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643" calcext:value-type="float">
            <text:p>64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54" calcext:value-type="float">
            <text:p>1,55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84" calcext:value-type="float">
            <text:p>8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" calcext:value-type="float">
            <text:p>176</text:p>
          </table:table-cell>
          <table:table-cell table:style-name="ce43" office:value-type="float" office:value="643" calcext:value-type="float">
            <text:p>6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208" calcext:value-type="float">
            <text:p><text:s text:c="7"/>－208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76" calcext:value-type="float">
            <text:p>67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" calcext:value-type="float">
            <text:p>181</text:p>
          </table:table-cell>
          <table:table-cell table:style-name="ce41" office:value-type="float" office:value="209" calcext:value-type="float">
            <text:p>209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1" calcext:value-type="float">
            <text:p>681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209" calcext:value-type="float">
            <text:p>20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5" calcext:value-type="float">
            <text:p><text:s text:c="7"/>－5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臺<text:span text:style-name="T1">東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" calcext:value-type="float">
            <text:p>88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98" calcext:value-type="float">
            <text:p>9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5" calcext:value-type="float">
            <text:p>5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1" calcext:value-type="float">
            <text:p>37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111" calcext:value-type="float">
            <text:p>1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0" calcext:value-type="float">
            <text:p><text:s text:c="7"/>－10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486" calcext:value-type="float">
            <text:p>1,486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154" calcext:value-type="float">
            <text:p>154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815" calcext:value-type="float">
            <text:p>81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36" calcext:value-type="float">
            <text:p>1,53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77" calcext:value-type="float">
            <text:p>177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815" calcext:value-type="float">
            <text:p>81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50" calcext:value-type="float">
            <text:p><text:s text:c="7"/>－50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花<text:span text:style-name="T1">蓮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73" calcext:value-type="float">
            <text:p>67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2" calcext:value-type="float">
            <text:p>82</text:p>
          </table:table-cell>
          <table:table-cell table:number-columns-repeated="2" table:style-name="ce42" office:value-type="float" office:value="34" calcext:value-type="float">
            <text:p>3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1" calcext:value-type="float">
            <text:p>68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1" calcext:value-type="float">
            <text:p>131</text:p>
          </table:table-cell>
          <table:table-cell table:style-name="ce42" office:value-type="float" office:value="353" calcext:value-type="float">
            <text:p>35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8" calcext:value-type="float">
            <text:p><text:s text:c="7"/>－8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813" calcext:value-type="float">
            <text:p>81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5" calcext:value-type="float">
            <text:p>855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462" calcext:value-type="float">
            <text:p>4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42" calcext:value-type="float">
            <text:p><text:s text:c="7"/>－42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443" calcext:value-type="float">
            <text:p>4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7" calcext:value-type="float">
            <text:p>3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86" calcext:value-type="float">
            <text:p>8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126" calcext:value-type="float">
            <text:p>126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澎<text:span text:style-name="T1">湖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246" calcext:value-type="float">
            <text:p>24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62" calcext:value-type="float">
            <text:p>62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7" calcext:value-type="float">
            <text:p>1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12" calcext:value-type="float">
            <text:p>12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4" calcext:value-type="float">
            <text:p>3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64" calcext:value-type="float">
            <text:p>6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205" calcext:value-type="float">
            <text:p>20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783" calcext:value-type="float">
            <text:p>78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19" calcext:value-type="float">
            <text:p>1,81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92" calcext:value-type="float">
            <text:p>392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783" calcext:value-type="float">
            <text:p>78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85" calcext:value-type="float">
            <text:p><text:s text:c="7"/>－85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基<text:span text:style-name="T1">隆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13" calcext:value-type="float">
            <text:p>81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95" calcext:value-type="float">
            <text:p>195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82" calcext:value-type="float">
            <text:p>38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78" calcext:value-type="float">
            <text:p>178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382" calcext:value-type="float">
            <text:p>38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21" calcext:value-type="float">
            <text:p><text:s text:c="7"/>－21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21" calcext:value-type="float">
            <text:p>92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19" calcext:value-type="float">
            <text:p>219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401" calcext:value-type="float">
            <text:p>40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5" calcext:value-type="float">
            <text:p>985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214" calcext:value-type="float">
            <text:p>214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401" calcext:value-type="float">
            <text:p>4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64" calcext:value-type="float">
            <text:p><text:s text:c="7"/>－64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06" calcext:value-type="float">
            <text:p>1,906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701" calcext:value-type="float">
            <text:p>70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4" calcext:value-type="float">
            <text:p>1,78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8" calcext:value-type="float">
            <text:p>628</text:p>
          </table:table-cell>
          <table:table-cell table:style-name="ce41" office:value-type="float" office:value="701" calcext:value-type="float">
            <text:p>7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122" calcext:value-type="float">
            <text:p>122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新<text:span text:style-name="T1">竹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47" calcext:value-type="float">
            <text:p>847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8" calcext:value-type="float">
            <text:p>808</text:p>
          </table:table-cell>
          <table:table-cell table:number-columns-repeated="2" table:style-name="ce42" office:value-type="float" office:value="45" calcext:value-type="float">
            <text:p>45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318" calcext:value-type="float">
            <text:p>318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39" calcext:value-type="float">
            <text:p>39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9" calcext:value-type="float">
            <text:p>1,05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383" calcext:value-type="float">
            <text:p>383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6" calcext:value-type="float">
            <text:p>366</text:p>
          </table:table-cell>
          <table:table-cell table:style-name="ce43" office:value-type="float" office:value="383" calcext:value-type="float">
            <text:p>38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83" calcext:value-type="float">
            <text:p>83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08" calcext:value-type="float">
            <text:p>1,108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266" calcext:value-type="float">
            <text:p>26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48" calcext:value-type="float">
            <text:p><text:s text:c="7"/>－48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嘉<text:span text:style-name="T1">義市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47" calcext:value-type="float">
            <text:p>447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4" calcext:value-type="float">
            <text:p>194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9" calcext:value-type="float">
            <text:p>47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8" calcext:value-type="float">
            <text:p>218</text:p>
          </table:table-cell>
          <table:table-cell table:style-name="ce42" office:value-type="float" office:value="123" calcext:value-type="float">
            <text:p>12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32" calcext:value-type="float">
            <text:p><text:s text:c="7"/>－32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13" calcext:value-type="float">
            <text:p>61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29" calcext:value-type="float">
            <text:p>62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143" calcext:value-type="float">
            <text:p>1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-16" calcext:value-type="float">
            <text:p><text:s text:c="7"/>－16</text:p>
          </table:table-cell>
          <table:table-cell table:style-name="ce70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715" calcext:value-type="float">
            <text:p>71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70" calcext:value-type="float">
            <text:p>70</text:p>
          </table:table-cell>
          <table:table-cell table:style-name="ce38" office:value-type="float" office:value="61" calcext:value-type="float">
            <text:p>6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174" calcext:value-type="float">
            <text:p>17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4" calcext:value-type="float">
            <text:p>12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9" calcext:value-type="float">
            <text:p>39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44" calcext:value-type="float">
            <text:p>44</text:p>
          </table:table-cell>
          <table:table-cell table:style-name="ce38" office:value-type="float" office:value="35" calcext:value-type="float">
            <text:p>35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81" calcext:value-type="float">
            <text:p>81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4" calcext:value-type="float">
            <text:p>1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62" office:value-type="float" office:value="316" calcext:value-type="float">
            <text:p>316</text:p>
          </table:table-cell>
          <table:table-cell table:style-name="ce70" table:number-columns-repeated="993"/>
        </table:table-row>
        <table:table-row table:style-name="ro7">
          <table:table-cell table:style-name="ce7" office:value-type="string" calcext:value-type="string">
            <text:p>福<text:span text:style-name="T2">建省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349" calcext:value-type="float">
            <text:p>34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34" calcext:value-type="float">
            <text:p>34</text:p>
          </table:table-cell>
          <table:table-cell table:style-name="ce39" office:value-type="float" office:value="82" calcext:value-type="float">
            <text:p>8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24" calcext:value-type="float">
            <text:p>224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2" calcext:value-type="float">
            <text:p>42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14" calcext:value-type="float">
            <text:p>14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63" office:value-type="float" office:value="125" calcext:value-type="float">
            <text:p>125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366" calcext:value-type="float">
            <text:p>366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5" calcext:value-type="float">
            <text:p>95</text:p>
          </table:table-cell>
          <table:table-cell table:style-name="ce40" office:value-type="float" office:value="42" calcext:value-type="float">
            <text:p>42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92" calcext:value-type="float">
            <text:p>92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64" calcext:value-type="float">
            <text:p>6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64" office:value-type="float" office:value="191" calcext:value-type="float">
            <text:p>19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58" calcext:value-type="float">
            <text:p>658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148" calcext:value-type="float">
            <text:p>148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4" calcext:value-type="float">
            <text:p>33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9" calcext:value-type="float">
            <text:p>5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0" calcext:value-type="float">
            <text:p>12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324" calcext:value-type="float">
            <text:p>324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金<text:span text:style-name="T1">門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10" calcext:value-type="float">
            <text:p>31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66" calcext:value-type="float">
            <text:p>6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7" calcext:value-type="float">
            <text:p>5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133" calcext:value-type="float">
            <text:p>133</text:p>
          </table:table-cell>
          <table:table-cell table:style-name="ce70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348" calcext:value-type="float">
            <text:p>34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82" calcext:value-type="float">
            <text:p>8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" calcext:value-type="float">
            <text:p>15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3" calcext:value-type="float">
            <text:p>6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191" calcext:value-type="float">
            <text:p>191</text:p>
          </table:table-cell>
          <table:table-cell table:style-name="ce70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6" calcext:value-type="float">
            <text:p>2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2" calcext:value-type="float">
            <text:p>2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5" office:value-type="float" office:value="-8" calcext:value-type="float">
            <text:p><text:s text:c="7"/>－8</text:p>
          </table:table-cell>
          <table:table-cell table:style-name="ce70" table:number-columns-repeated="993"/>
        </table:table-row>
        <table:table-row table:style-name="ro7">
          <table:table-cell table:style-name="ce14" office:value-type="string" calcext:value-type="string">
            <text:p>連<text:span text:style-name="T1">江縣</text:span>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9" calcext:value-type="float">
            <text:p>1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6" office:value-type="float" office:value="-8" calcext:value-type="float">
            <text:p><text:s text:c="7"/>－8</text:p>
          </table:table-cell>
          <table:table-cell table:style-name="ce70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7" office:value-type="float" office:value="0" calcext:value-type="float">
            <text:p>－</text:p>
          </table:table-cell>
          <table:table-cell table:style-name="ce70" table:number-columns-repeated="993"/>
        </table:table-row>
        <table:table-row table:style-name="ro8">
          <table:table-cell table:style-name="ce16" office:value-type="string" calcext:value-type="string">
            <text:p>說明：<text:span text:style-name="T1">99年12月25日起，縣市改制直轄市為臺北縣改制為新北市、臺中縣市合併改制為臺中市、臺南縣市合併改制為臺南市、高雄縣市合併改制為高雄市。                  </text:span></text:p>
          </table:table-cell>
          <table:table-cell table:number-columns-repeated="26"/>
          <table:table-cell table:style-name="ce52" office:value-type="string" calcext:value-type="string" table:number-columns-spanned="4" table:number-rows-spanned="1">
            <text:p>內政部戶政司 民國100年1月5日編製</text:p>
          </table:table-cell>
          <table:covered-table-cell table:number-columns-repeated="3" table:style-name="ce53"/>
          <table:table-cell table:number-columns-repeated="993"/>
        </table:table-row>
        <table:table-row table:style-name="ro5">
          <table:table-cell table:style-name="ce16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7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8"/>
          <table:table-cell table:number-columns-repeated="29"/>
          <table:table-cell table:style-name="ce68"/>
          <table:table-cell table:number-columns-repeated="993"/>
        </table:table-row>
        <table:table-row table:style-name="ro5">
          <table:table-cell table:style-name="ce18"/>
          <table:table-cell table:number-columns-repeated="29"/>
          <table:table-cell table:style-name="ce69"/>
          <table:table-cell table:number-columns-repeated="993"/>
        </table:table-row>
        <table:table-row table:style-name="ro9" table:number-rows-repeated="770">
          <table:table-cell table:style-name="ce18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d46/%E8%A1%A8%E4%B8%809912.xls'#$''.$G$5]"/>
        <table:named-expression table:name="出生" table:base-cell-address="$遷徙.$A$1" table:expression="['file:///D:/123/d46/%E8%A1%A8%E4%B8%809912.xls'#$''.$V$14:.$V$34]"/>
        <table:named-expression table:name="月底人口數" table:base-cell-address="$遷徙.$A$1" table:expression="['file:///D:/123/d46/%E8%A1%A8%E4%B8%809912.xls'#$''.$AT$14:.$AU$34]"/>
        <table:named-expression table:name="死亡" table:base-cell-address="$遷徙.$A$1" table:expression="['file:///D:/123/d46/%E8%A1%A8%E4%B8%809912.xls'#$''.$Y$14:.$Y$34]"/>
        <table:named-expression table:name="結婚" table:base-cell-address="$遷徙.$A$1" table:expression="['file:///D:/123/d46/%E8%A1%A8%E4%B8%809912.xls'#$''.$L$14:.$L$34]"/>
        <table:named-expression table:name="鄰數戶數" table:base-cell-address="$遷徙.$A$1" table:expression="['file:///D:/123/d46/%E8%A1%A8%E4%B8%809912.xls'#$''.$AQ$14:.$AR$34]"/>
        <table:named-expression table:name="離婚" table:base-cell-address="$遷徙.$A$1" table:expression="['file:///D:/123/d46/%E8%A1%A8%E4%B8%8099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1-01-06T13:56:27</meta:creation-date>
    <dc:creator>user</dc:creator>
    <dc:date>2011-01-06T13:57:49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